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93808" officeooo:paragraph-rsid="00093808"/>
    </style:style>
    <style:style style:name="T1" style:family="text">
      <style:text-properties officeooo:rsid="000a8097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est 1</text:p>
          <text:list>
            <text:list-item>
              <text:p text:style-name="P1">Test A</text:p>
            </text:list-item>
          </text:list>
        </text:list-item>
        <text:list-item>
          <text:p text:style-name="P1">Test <text:span text:style-name="T1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_5f_XXX_5f__5f__5f_invalid" style:display-name="__XXX___invalid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2T14:47:32.864000000</meta:creation-date>
    <dc:date>2022-07-12T16:15:39.204000000</dc:date>
    <meta:editing-duration>PT17M18S</meta:editing-duration>
    <meta:editing-cycles>3</meta:editing-cycles>
    <meta:generator>LibreOfficeDev/7.5.0.0.alpha0$Windows_X86_64 LibreOffice_project/126763bea4fc3d682d129d939a340b2ae5fb4662</meta:generator>
    <meta:document-statistic meta:table-count="0" meta:image-count="0" meta:object-count="0" meta:page-count="1" meta:paragraph-count="3" meta:word-count="9" meta:character-count="22" meta:non-whitespace-character-count="19"/>
  </office:meta>
</office:document-meta>
</file>